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ad de oro (Griegos)</text:p>
      <text:p text:style-name="Standard">Milenarismo (Religión)</text:p>
      <text:p text:style-name="Standard">El buen salvaje. Fray Juan de Sagun. Vasco de Quiroga. Utopistas XVI, XVII, XVIII. Michoacan Hospitales Pueblo (---&gt;Carlos V). Paraguay XVII y XVIII (1610-1777). Ciudad del sol de Campanela</text:p>
      <text:p text:style-name="Standard"/>
      <text:p text:style-name="Standard">Bibliografia</text:p>
      <text:p text:style-name="Standard">Utopia, Tomas Mor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3-02-16T20:34:07</meta:creation-date>
    <dc:date>2013-02-16T20:40:31</dc:date>
    <dc:creator>omerta </dc:creator>
    <meta:editing-duration>P0D</meta:editing-duration>
    <meta:editing-cycles>1</meta:editing-cycles>
    <meta:document-statistic meta:table-count="0" meta:image-count="0" meta:object-count="0" meta:page-count="1" meta:paragraph-count="5" meta:word-count="40" meta:character-count="262" meta:non-whitespace-character-count="228"/>
    <meta:generator>LibreOffice/3.5$Linux_x86 LibreOffice_project/350m1$Build-2</meta:generator>
  </office:meta>
</office:document-meta>
</file>